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fo:language="sv" fo:country="SE" officeooo:rsid="000893ac" officeooo:paragraph-rsid="00089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g började med att programmera på ett eget projekt, vilket ledde mig till att klara av kurserna programmera i Python 1 &amp; 2. Senare gick jag igenom en enstaka kurser om AI (främst teoretisk) sedan har jag gått igenom 19 timmar av en AI programmerings kurs. </text:p>
      <text:p text:style-name="P1"/>
      <text:p text:style-name="P2">Jag känner mig bekant med grundläggande Python programmering och kan skapa rudimentära neutrala nätverk och CNN. </text:p>
      <text:p text:style-name="P2"/>
      <text:p text:style-name="P2">Jag hoppas att kunna fortsätta förbättra mina grunder t.ex. jag är väldigt dålig att förstå vad dekoratörer är och hur dem fungerar, detsamma gäller för dunder dunder instanser (t.ex. ”__init__”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49:42.492877189</meta:creation-date>
    <dc:date>2023-09-01T10:13:28.571222861</dc:date>
    <meta:editing-duration>PT23M47S</meta:editing-duration>
    <meta:editing-cycles>1</meta:editing-cycles>
    <meta:document-statistic meta:table-count="0" meta:image-count="0" meta:object-count="0" meta:page-count="1" meta:paragraph-count="3" meta:word-count="92" meta:character-count="566" meta:non-whitespace-character-count="475"/>
    <meta:generator>LibreOffice/7.4.7.2$Linux_X86_64 LibreOffice_project/40$Build-2</meta:generator>
  </office:meta>
</office:document-meta>
</file>